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text-properties style:font-name="Verdana"/>
    </style:style>
    <style:style style:name="P2" style:family="paragraph" style:parent-style-name="Standard">
      <style:text-properties style:font-name="Verdana"/>
    </style:style>
    <style:style style:name="P3" style:family="paragraph" style:parent-style-name="Heading_20_2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Task Development Notes</text:h>
      <text:p text:style-name="P2">By Daniel Patterson</text:p>
      <text:p text:style-name="P2"/>
      <text:h text:style-name="P3" text:outline-level="2">Introduction</text:h>
      <text:p text:style-name="P2">Dan's ProjectTask Library is a stand-alone .NET class library capable of providing extensive functionality for planning and managing projects and tasks. It features event-driven notification on property changes, as well as full serialization to and from JSON data file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meta:editing-cycles>5</meta:editing-cycles>
    <meta:creation-date>2025-07-22T16:28:00</meta:creation-date>
    <dc:date>2025-07-31T13:29:09.335457700</dc:date>
    <meta:editing-duration>PT3H11M44S</meta:editing-duration>
    <meta:generator>LibreOffice/25.2.5.2$Windows_X86_64 LibreOffice_project/03d19516eb2e1dd5d4ccd751a0d6f35f35e08022</meta:generator>
    <meta:document-statistic meta:table-count="0" meta:image-count="0" meta:object-count="0" meta:page-count="1" meta:paragraph-count="4" meta:word-count="46" meta:character-count="330" meta:non-whitespace-character-count="288"/>
    <meta:user-defined meta:name="AppVersion">16.0000</meta:user-defined>
    <meta:template xlink:type="simple" xlink:actuate="onRequest" xlink:title="Normal.dotm" xlink:href=""/>
  </office:meta>
</office:document-meta>
</file>